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_20_Spacing">
      <style:paragraph-properties fo:margin-left="0cm" fo:margin-right="0cm" fo:text-align="justify" style:justify-single-word="false" fo:text-indent="0.635cm" style:auto-text-indent="false"/>
      <style:text-properties officeooo:paragraph-rsid="00007965"/>
    </style:style>
    <style:style style:name="P2" style:family="paragraph" style:parent-style-name="No_20_Spacing">
      <style:paragraph-properties fo:margin-left="0cm" fo:margin-right="0cm" fo:text-indent="0.635cm" style:auto-text-indent="false"/>
      <style:text-properties officeooo:paragraph-rsid="00007965"/>
    </style:style>
    <style:style style:name="P3" style:family="paragraph" style:parent-style-name="No_20_Spacing">
      <style:paragraph-properties fo:margin-left="0cm" fo:margin-right="0cm" fo:text-align="justify" style:justify-single-word="false" fo:text-indent="0.635cm" style:auto-text-indent="false"/>
      <style:text-properties style:font-name="Arial" fo:font-size="10pt" fo:language="ru" fo:country="RU" officeooo:paragraph-rsid="00007965" style:font-size-asian="10pt" style:font-name-complex="Arial1"/>
    </style:style>
    <style:style style:name="P4" style:family="paragraph" style:parent-style-name="No_20_Spacing">
      <style:paragraph-properties fo:margin-left="0cm" fo:margin-right="0cm" fo:margin-top="0.494cm" fo:margin-bottom="0.494cm" loext:contextual-spacing="false" fo:text-align="justify" style:justify-single-word="false" fo:text-indent="0.635cm" style:auto-text-indent="false"/>
      <style:text-properties style:font-name="Arial" fo:font-size="10pt" fo:language="ru" fo:country="RU" officeooo:paragraph-rsid="00007965" style:font-size-asian="10pt" style:font-name-complex="Arial1"/>
    </style:style>
    <style:style style:name="P5" style:family="paragraph" style:parent-style-name="No_20_Spacing">
      <style:paragraph-properties fo:margin-left="0cm" fo:margin-right="0cm" fo:margin-top="0.494cm" fo:margin-bottom="0.494cm" loext:contextual-spacing="false" fo:text-align="justify" style:justify-single-word="false" fo:text-indent="0.635cm" style:auto-text-indent="false"/>
      <style:text-properties style:font-name="Arial" fo:font-size="10pt" fo:language="ru" fo:country="RU" officeooo:paragraph-rsid="0000b8f4" style:font-size-asian="10pt" style:font-name-complex="Arial1"/>
    </style:style>
    <style:style style:name="P6" style:family="paragraph" style:parent-style-name="No_20_Spacing">
      <style:paragraph-properties fo:margin-left="0cm" fo:margin-right="0cm" fo:margin-top="0.494cm" fo:margin-bottom="0.494cm" loext:contextual-spacing="false" fo:text-align="justify" style:justify-single-word="false" fo:text-indent="0.635cm" style:auto-text-indent="false"/>
      <style:text-properties style:font-name="Arial" fo:font-size="10pt" fo:language="ru" fo:country="RU" officeooo:paragraph-rsid="000233f7" style:font-size-asian="10pt" style:font-name-complex="Arial1"/>
    </style:style>
    <style:style style:name="P7" style:family="paragraph" style:parent-style-name="No_20_Spacing">
      <style:paragraph-properties fo:margin-left="0cm" fo:margin-right="0cm" fo:margin-top="0.494cm" fo:margin-bottom="0.494cm" loext:contextual-spacing="false" fo:text-align="justify" style:justify-single-word="false" fo:text-indent="0.635cm" style:auto-text-indent="false"/>
      <style:text-properties style:font-name="Arial" fo:font-size="10pt" fo:language="ru" fo:country="RU" officeooo:rsid="000233f7" officeooo:paragraph-rsid="000233f7" style:font-size-asian="10pt" style:font-name-complex="Arial1"/>
    </style:style>
    <style:style style:name="P8" style:family="paragraph" style:parent-style-name="No_20_Spacing">
      <style:paragraph-properties fo:margin-left="0cm" fo:margin-right="0cm" fo:margin-top="0.212cm" fo:margin-bottom="0.212cm" loext:contextual-spacing="false" fo:text-align="justify" style:justify-single-word="false" fo:text-indent="0.635cm" style:auto-text-indent="false"/>
      <style:text-properties style:font-name="Arial" fo:font-size="10pt" fo:language="ru" fo:country="RU" officeooo:paragraph-rsid="00007965" style:font-size-asian="10pt" style:font-name-complex="Arial1"/>
    </style:style>
    <style:style style:name="P9" style:family="paragraph" style:parent-style-name="No_20_Spacing">
      <style:paragraph-properties fo:margin-left="0cm" fo:margin-right="0cm" fo:margin-top="0.212cm" fo:margin-bottom="0.212cm" loext:contextual-spacing="false" fo:text-align="justify" style:justify-single-word="false" fo:text-indent="0.635cm" style:auto-text-indent="false"/>
      <style:text-properties style:font-name="Arial" fo:font-size="10pt" fo:language="ru" fo:country="RU" officeooo:paragraph-rsid="0000b8f4" style:font-size-asian="10pt" style:font-name-complex="Arial1"/>
    </style:style>
    <style:style style:name="P10" style:family="paragraph" style:parent-style-name="No_20_Spacing">
      <style:paragraph-properties fo:text-align="justify" style:justify-single-word="false"/>
      <style:text-properties officeooo:paragraph-rsid="00007965"/>
    </style:style>
    <style:style style:name="P11" style:family="paragraph" style:parent-style-name="No_20_Spacing">
      <style:text-properties style:font-name="Arial" fo:font-size="10pt" fo:language="ru" fo:country="RU" officeooo:paragraph-rsid="00007965" style:font-size-asian="10pt" style:font-name-complex="Arial1"/>
    </style:style>
    <style:style style:name="P12" style:family="paragraph" style:parent-style-name="No_20_Spacing">
      <style:paragraph-properties fo:text-align="justify" style:justify-single-word="false"/>
      <style:text-properties style:font-name="Arial" fo:font-size="8pt" fo:language="ru" fo:country="RU" officeooo:paragraph-rsid="00007965" style:font-size-asian="8pt" style:font-name-complex="Arial1"/>
    </style:style>
    <style:style style:name="P13" style:family="paragraph" style:parent-style-name="No_20_Spacing">
      <style:text-properties officeooo:paragraph-rsid="00007965"/>
    </style:style>
    <style:style style:name="P14" style:family="paragraph" style:parent-style-name="No_20_Spacing">
      <style:paragraph-properties fo:margin-left="0cm" fo:margin-right="0cm" fo:text-align="justify" style:justify-single-word="false" fo:text-indent="0.7cm" style:auto-text-indent="false"/>
      <style:text-properties officeooo:paragraph-rsid="00007965"/>
    </style:style>
    <style:style style:name="P15" style:family="paragraph" style:parent-style-name="No_20_Spacing">
      <style:paragraph-properties fo:margin-left="0cm" fo:margin-right="0cm" fo:margin-top="0.494cm" fo:margin-bottom="0.494cm" loext:contextual-spacing="false" fo:text-align="justify" style:justify-single-word="false" fo:text-indent="0cm" style:auto-text-indent="false"/>
      <style:text-properties style:font-name="Arial" fo:font-size="10pt" fo:language="ru" fo:country="RU" officeooo:paragraph-rsid="00007965" style:font-size-asian="10pt" style:font-name-complex="Arial1"/>
    </style:style>
    <style:style style:name="P16" style:family="paragraph" style:parent-style-name="No_20_Spacing">
      <style:paragraph-properties fo:margin-left="0cm" fo:margin-right="0cm" fo:text-align="justify" style:justify-single-word="false" fo:text-indent="0.801cm" style:auto-text-indent="false"/>
      <style:text-properties officeooo:paragraph-rsid="00007965"/>
    </style:style>
    <style:style style:name="P17" style:family="paragraph" style:parent-style-name="No_20_Spacing">
      <style:paragraph-properties fo:margin-left="0cm" fo:margin-right="0cm" fo:text-align="justify" style:justify-single-word="false" fo:text-indent="0.801cm" style:auto-text-indent="false"/>
      <style:text-properties officeooo:paragraph-rsid="0000b8f4"/>
    </style:style>
    <style:style style:name="P18" style:family="paragraph" style:parent-style-name="No_20_Spacing">
      <style:paragraph-properties fo:margin-left="0cm" fo:margin-right="0cm" fo:text-indent="0.801cm" style:auto-text-indent="false"/>
      <style:text-properties officeooo:paragraph-rsid="00007965"/>
    </style:style>
    <style:style style:name="P19" style:family="paragraph" style:parent-style-name="No_20_Spacing">
      <style:paragraph-properties fo:margin-left="0cm" fo:margin-right="0cm" fo:text-align="justify" style:justify-single-word="false" fo:text-indent="0.801cm" style:auto-text-indent="false"/>
      <style:text-properties style:font-name="Arial" fo:font-size="10pt" fo:language="ru" fo:country="RU" officeooo:paragraph-rsid="00007965" style:font-size-asian="10pt" style:font-name-complex="Arial1"/>
    </style:style>
    <style:style style:name="P20" style:family="paragraph" style:parent-style-name="No_20_Spacing">
      <style:paragraph-properties fo:margin-left="0cm" fo:margin-right="0cm" fo:text-indent="0.801cm" style:auto-text-indent="false"/>
      <style:text-properties style:font-name="Arial" fo:font-size="10pt" fo:language="ru" fo:country="RU" officeooo:paragraph-rsid="0000b8f4" style:font-name-asian="F" style:font-size-asian="10pt" style:font-name-complex="Arial1"/>
    </style:style>
    <style:style style:name="P21" style:family="paragraph" style:parent-style-name="No_20_Spacing">
      <style:paragraph-properties fo:margin-left="0cm" fo:margin-right="0cm" fo:text-indent="0.801cm" style:auto-text-indent="false"/>
      <style:text-properties style:font-name="Arial" fo:font-size="10pt" officeooo:paragraph-rsid="00007965" style:font-name-asian="F" style:font-size-asian="10pt" style:font-name-complex="Arial1"/>
    </style:style>
    <style:style style:name="P22" style:family="paragraph" style:parent-style-name="No_20_Spacing">
      <style:paragraph-properties fo:margin-left="0cm" fo:margin-right="0cm" fo:text-indent="0.801cm" style:auto-text-indent="false"/>
      <style:text-properties style:font-name="Arial" fo:font-size="10pt" officeooo:paragraph-rsid="0000b8f4" style:font-name-asian="F" style:font-size-asian="10pt" style:font-name-complex="Arial1"/>
    </style:style>
    <style:style style:name="P23" style:family="paragraph" style:parent-style-name="No_20_Spacing">
      <style:paragraph-properties fo:margin-left="0cm" fo:margin-right="0cm" fo:text-indent="0.801cm" style:auto-text-indent="false"/>
      <style:text-properties officeooo:paragraph-rsid="0000b8f4"/>
    </style:style>
    <style:style style:name="P24" style:family="paragraph" style:parent-style-name="No_20_Spacing">
      <style:paragraph-properties fo:margin-left="0cm" fo:margin-right="0cm" fo:text-indent="0.801cm" style:auto-text-indent="false"/>
      <style:text-properties officeooo:paragraph-rsid="000233f7"/>
    </style:style>
    <style:style style:name="P25" style:family="paragraph" style:parent-style-name="No_20_Spacing">
      <style:paragraph-properties fo:margin-left="0cm" fo:margin-right="0cm" fo:margin-top="0.494cm" fo:margin-bottom="0.494cm" loext:contextual-spacing="false" fo:text-indent="0.801cm" style:auto-text-indent="false"/>
      <style:text-properties officeooo:paragraph-rsid="00007965"/>
    </style:style>
    <style:style style:name="P26" style:family="paragraph" style:parent-style-name="No_20_Spacing">
      <style:paragraph-properties fo:margin-left="0cm" fo:margin-right="0cm" fo:margin-top="0.494cm" fo:margin-bottom="0.494cm" loext:contextual-spacing="false" fo:text-align="justify" style:justify-single-word="false" fo:text-indent="0.801cm" style:auto-text-indent="false"/>
      <style:text-properties style:font-name="Arial" fo:font-size="10pt" fo:language="ru" fo:country="RU" officeooo:paragraph-rsid="00007965" style:font-size-asian="10pt" style:font-name-complex="Arial1"/>
    </style:style>
    <style:style style:name="P27" style:family="paragraph" style:parent-style-name="No_20_Spacing">
      <style:paragraph-properties fo:margin-left="0cm" fo:margin-right="0cm" fo:margin-top="0.494cm" fo:margin-bottom="0.494cm" loext:contextual-spacing="false" fo:text-align="justify" style:justify-single-word="false" fo:text-indent="0.801cm" style:auto-text-indent="false"/>
      <style:text-properties style:font-name="Arial" fo:font-size="10pt" fo:language="ru" fo:country="RU" officeooo:paragraph-rsid="0000b8f4" style:font-size-asian="10pt" style:font-name-complex="Arial1"/>
    </style:style>
    <style:style style:name="P28" style:family="paragraph" style:parent-style-name="No_20_Spacing">
      <style:paragraph-properties fo:margin-left="0cm" fo:margin-right="0cm" fo:margin-top="0.494cm" fo:margin-bottom="0.494cm" loext:contextual-spacing="false" fo:text-align="justify" style:justify-single-word="false" fo:text-indent="0.801cm" style:auto-text-indent="false"/>
      <style:text-properties style:font-name="Arial" fo:font-size="10pt" fo:language="ru" fo:country="RU" officeooo:rsid="000233f7" officeooo:paragraph-rsid="000233f7" style:font-size-asian="10pt" style:font-name-complex="Arial1"/>
    </style:style>
    <style:style style:name="P29" style:family="paragraph" style:parent-style-name="No_20_Spacing">
      <style:paragraph-properties fo:margin-left="0cm" fo:margin-right="0cm" fo:margin-top="0.494cm" fo:margin-bottom="0.494cm" loext:contextual-spacing="false" fo:text-indent="0.801cm" style:auto-text-indent="false"/>
      <style:text-properties officeooo:paragraph-rsid="0000b8f4"/>
    </style:style>
    <style:style style:name="P30" style:family="paragraph" style:parent-style-name="No_20_Spacing">
      <style:paragraph-properties fo:margin-left="0cm" fo:margin-right="0cm" fo:margin-top="0.212cm" fo:margin-bottom="0.212cm" loext:contextual-spacing="false" fo:text-align="justify" style:justify-single-word="false" fo:text-indent="0.801cm" style:auto-text-indent="false"/>
      <style:text-properties style:font-name="Arial" fo:font-size="10pt" fo:language="ru" fo:country="RU" officeooo:paragraph-rsid="00007965" style:font-size-asian="10pt" style:font-name-complex="Arial1"/>
    </style:style>
    <style:style style:name="P31" style:family="paragraph" style:parent-style-name="No_20_Spacing">
      <style:paragraph-properties fo:margin-left="0cm" fo:margin-right="0cm" fo:margin-top="0.212cm" fo:margin-bottom="0.212cm" loext:contextual-spacing="false" fo:text-align="justify" style:justify-single-word="false" fo:text-indent="0.801cm" style:auto-text-indent="false"/>
      <style:text-properties style:font-name="Arial" fo:font-size="10pt" fo:language="ru" fo:country="RU" officeooo:paragraph-rsid="0000b8f4" style:font-size-asian="10pt" style:font-name-complex="Arial1"/>
    </style:style>
    <style:style style:name="P32" style:family="paragraph" style:parent-style-name="No_20_Spacing">
      <style:paragraph-properties fo:margin-left="0cm" fo:margin-right="0cm" fo:margin-top="0.212cm" fo:margin-bottom="0.212cm" loext:contextual-spacing="false" fo:text-align="justify" style:justify-single-word="false" fo:text-indent="0.801cm" style:auto-text-indent="false"/>
      <style:text-properties style:font-name="Arial" fo:font-size="10pt" fo:language="ru" fo:country="RU" officeooo:paragraph-rsid="000233f7" style:font-size-asian="10pt" style:font-name-complex="Arial1"/>
    </style:style>
    <style:style style:name="P33" style:family="paragraph" style:parent-style-name="No_20_Spacing">
      <style:paragraph-properties fo:margin-left="0cm" fo:margin-right="0cm" fo:margin-top="0.212cm" fo:margin-bottom="0.212cm" loext:contextual-spacing="false" fo:text-align="justify" style:justify-single-word="false" fo:text-indent="0.801cm" style:auto-text-indent="false"/>
      <style:text-properties style:font-name="Arial" fo:font-size="10pt" fo:language="en" fo:country="US" officeooo:rsid="000233f7" officeooo:paragraph-rsid="000233f7" style:font-size-asian="10pt" style:font-name-complex="Arial1"/>
    </style:style>
    <style:style style:name="P34" style:family="paragraph" style:parent-style-name="No_20_Spacing">
      <style:paragraph-properties fo:margin-left="0cm" fo:margin-right="0cm" fo:margin-top="0.212cm" fo:margin-bottom="0.212cm" loext:contextual-spacing="false" fo:text-indent="0.801cm" style:auto-text-indent="false"/>
      <style:text-properties officeooo:paragraph-rsid="0000b8f4"/>
    </style:style>
    <style:style style:name="P35" style:family="paragraph" style:parent-style-name="No_20_Spacing">
      <style:paragraph-properties fo:margin-left="0cm" fo:margin-right="0cm" fo:text-align="justify" style:justify-single-word="false" fo:text-indent="1.249cm" style:auto-text-indent="false"/>
      <style:text-properties style:font-name="Arial" fo:font-size="10pt" fo:language="ru" fo:country="RU" officeooo:paragraph-rsid="00007965" style:font-size-asian="10pt" style:font-name-complex="Arial1"/>
    </style:style>
    <style:style style:name="P36" style:family="paragraph" style:parent-style-name="No_20_Spacing">
      <style:paragraph-properties fo:margin-left="0.635cm" fo:margin-right="0cm" fo:text-align="justify" style:justify-single-word="false" fo:text-indent="0cm" style:auto-text-indent="false"/>
      <style:text-properties officeooo:paragraph-rsid="00007965"/>
    </style:style>
    <style:style style:name="P37" style:family="paragraph" style:parent-style-name="No_20_Spacing">
      <style:paragraph-properties fo:margin-left="0cm" fo:margin-right="0cm" fo:margin-top="0.494cm" fo:margin-bottom="0.494cm" loext:contextual-spacing="false" fo:text-indent="0.63cm" style:auto-text-indent="false"/>
      <style:text-properties officeooo:paragraph-rsid="00007965"/>
    </style:style>
    <style:style style:name="P38" style:family="paragraph" style:parent-style-name="No_20_Spacing">
      <style:paragraph-properties fo:margin-top="0.212cm" fo:margin-bottom="0.212cm" loext:contextual-spacing="false"/>
      <style:text-properties officeooo:paragraph-rsid="0000b8f4"/>
    </style:style>
    <style:style style:name="P39" style:family="paragraph" style:parent-style-name="Standard">
      <style:paragraph-properties fo:margin-top="0.212cm" fo:margin-bottom="0.212cm" loext:contextual-spacing="false"/>
      <style:text-properties officeooo:paragraph-rsid="0000b8f4"/>
    </style:style>
    <style:style style:name="P40" style:family="paragraph" style:parent-style-name="Standard">
      <style:paragraph-properties fo:margin-left="0cm" fo:margin-right="0cm" fo:margin-top="0.494cm" fo:margin-bottom="0.494cm" loext:contextual-spacing="false" fo:text-align="justify" style:justify-single-word="false" fo:text-indent="1.249cm" style:auto-text-indent="false"/>
      <style:text-properties style:font-name="Arial" fo:font-size="10pt" fo:language="ru" fo:country="RU" officeooo:rsid="000233f7" officeooo:paragraph-rsid="000233f7" style:font-size-asian="10pt" style:font-name-complex="Arial1"/>
    </style:style>
    <style:style style:name="T1" style:family="text">
      <style:text-properties style:font-name="Arial" fo:font-size="10pt" style:font-size-asian="10pt" style:font-name-complex="Arial1"/>
    </style:style>
    <style:style style:name="T2" style:family="text">
      <style:text-properties style:font-name="Arial" fo:font-size="10pt" style:font-size-asian="10pt" style:font-name-complex="Arial1" style:font-size-complex="10pt"/>
    </style:style>
    <style:style style:name="T3" style:family="text">
      <style:text-properties style:font-name="Arial" fo:font-size="10pt" fo:language="ru" fo:country="RU" style:font-size-asian="10pt" style:font-name-complex="Arial1"/>
    </style:style>
    <style:style style:name="T4" style:family="text">
      <style:text-properties style:font-name="Arial" fo:font-size="10pt" fo:language="ru" fo:country="RU" style:font-size-asian="10pt" style:font-name-complex="Arial1" style:font-size-complex="10pt"/>
    </style:style>
    <style:style style:name="T5" style:family="text">
      <style:text-properties style:font-name="Arial" fo:font-size="10pt" fo:language="ru" fo:country="RU" style:font-name-asian="F" style:font-size-asian="10pt" style:font-name-complex="Arial1"/>
    </style:style>
    <style:style style:name="T6" style:family="text">
      <style:text-properties style:font-name="Arial" fo:font-size="10pt" fo:language="ru" fo:country="RU" style:font-name-asian="F" style:font-size-asian="10pt" style:font-name-complex="Arial1" style:font-size-complex="10pt"/>
    </style:style>
    <style:style style:name="T7" style:family="text">
      <style:text-properties style:font-name="Arial" fo:font-size="10pt" fo:language="ru" fo:country="RU" fo:font-weight="bold" style:font-name-asian="F" style:font-size-asian="10pt" style:font-weight-asian="bold" style:font-name-complex="Arial1"/>
    </style:style>
    <style:style style:name="T8" style:family="text">
      <style:text-properties style:font-name="Arial" fo:font-size="10pt" style:font-name-asian="F" style:font-size-asian="10pt" style:font-name-complex="Arial1"/>
    </style:style>
    <style:style style:name="T9" style:family="text">
      <style:text-properties style:font-name="Arial" fo:font-size="10pt" fo:font-weight="bold" style:font-name-asian="F" style:font-size-asian="10pt" style:font-weight-asian="bold" style:font-name-complex="Arial1"/>
    </style:style>
    <style:style style:name="T10" style:family="text">
      <style:text-properties style:font-name="Arial" fo:font-size="10pt" fo:font-style="italic" style:font-name-asian="F" style:font-size-asian="10pt" style:font-style-asian="italic" style:font-name-complex="Arial1"/>
    </style:style>
    <style:style style:name="T11" style:family="text">
      <style:text-properties style:font-name="Arial" fo:font-size="10pt" fo:font-style="italic" style:font-name-asian="F" style:font-size-asian="10pt" style:font-style-asian="italic" style:font-name-complex="Arial1" style:font-style-complex="italic"/>
    </style:style>
    <style:style style:name="T12" style:family="text">
      <style:text-properties style:font-name="Arial" fo:font-size="10pt" fo:language="en" fo:country="US" style:font-name-asian="F" style:font-size-asian="10pt" style:font-name-complex="Arial1"/>
    </style:style>
    <style:style style:name="T13" style:family="text">
      <style:text-properties style:font-size-complex="10pt"/>
    </style:style>
    <style:style style:name="T14" style:family="text">
      <style:text-properties style:font-name-asian="F" style:font-size-complex="10pt"/>
    </style:style>
    <style:style style:name="T15" style:family="text">
      <style:text-properties style:font-name-asian="F"/>
    </style:style>
    <style:style style:name="T16" style:family="text">
      <style:text-properties fo:font-weight="bold" style:font-name-asian="F" style:font-weight-asian="bold"/>
    </style:style>
    <style:style style:name="T17" style:family="text">
      <style:text-properties style:text-position="super 58%" style:font-name="Arial" fo:font-size="10pt" fo:font-weight="bold" style:font-name-asian="F" style:font-size-asian="10pt" style:font-weight-asian="bold" style:font-name-complex="Arial1"/>
    </style:style>
    <style:style style:name="T18" style:family="text">
      <style:text-properties style:text-position="super 58%" style:font-name="Arial" fo:font-size="10pt" fo:language="ru" fo:country="RU" fo:font-weight="bold" style:font-name-asian="F" style:font-size-asian="10pt" style:font-weight-asian="bold" style:font-name-complex="Arial1"/>
    </style:style>
    <style:style style:name="T19" style:family="text">
      <style:text-properties style:text-position="super 58%" style:font-name="Arial" fo:font-size="10pt" fo:language="ru" fo:country="RU" style:font-name-asian="F" style:font-size-asian="10pt" style:font-name-complex="Arial1"/>
    </style:style>
    <style:style style:name="T20" style:family="text">
      <style:text-properties style:text-position="super 58%" style:font-name="Arial" fo:font-size="10pt" style:font-name-asian="F" style:font-size-asian="10pt" style:font-name-complex="Arial1"/>
    </style:style>
    <style:style style:name="T21" style:family="text">
      <style:text-properties style:text-position="super 58%" fo:font-weight="bold" style:font-name-asian="F" style:font-weight-asian="bold"/>
    </style:style>
    <style:style style:name="T22" style:family="text">
      <style:text-properties style:text-position="super 58%" fo:font-style="italic" fo:font-weight="bold" style:font-name-asian="F" style:font-style-asian="italic" style:font-weight-asian="bold"/>
    </style:style>
    <style:style style:name="T23" style:family="text">
      <style:text-properties fo:font-style="italic" style:font-name-asian="F" style:font-style-asian="italic"/>
    </style:style>
    <style:style style:name="T24" style:family="text">
      <style:text-properties fo:font-style="italic" style:font-name-asian="F" style:font-style-asian="italic" style:font-size-complex="10pt"/>
    </style:style>
    <style:style style:name="T25" style:family="text">
      <style:text-properties fo:font-style="italic" officeooo:rsid="0000b8f4" style:font-name-asian="F" style:font-style-asian="italic" style:font-size-complex="10pt"/>
    </style:style>
    <style:style style:name="T26" style:family="text">
      <style:text-properties fo:font-style="italic" fo:font-weight="bold" style:font-name-asian="F" style:font-style-asian="italic" style:font-weight-asian="bold"/>
    </style:style>
    <style:style style:name="T27" style:family="text">
      <style:text-properties fo:language="en" fo:country="US" fo:font-style="italic" style:font-name-asian="F" style:font-style-asian="italic"/>
    </style:style>
    <style:style style:name="T28" style:family="text">
      <style:text-properties fo:language="en" fo:country="US" fo:font-style="italic" style:font-name-asian="F" style:font-style-asian="italic" style:font-size-complex="10pt"/>
    </style:style>
    <style:style style:name="T29" style:family="text">
      <style:text-properties fo:language="en" fo:country="US" fo:font-style="italic" officeooo:rsid="0000b8f4" style:font-name-asian="F" style:font-style-asian="italic" style:font-size-complex="10pt"/>
    </style:style>
    <style:style style:name="T30" style:family="text">
      <style:text-properties fo:language="en" fo:country="US" fo:font-style="italic" fo:font-weight="bold" style:font-name-asian="F" style:font-style-asian="italic" style:font-weight-asian="bold"/>
    </style:style>
    <style:style style:name="T31" style:family="text">
      <style:text-properties style:text-position="sub 58%" style:font-name="Arial" fo:font-size="10pt" fo:font-style="italic" style:font-name-asian="F" style:font-size-asian="10pt" style:font-style-asian="italic" style:font-name-complex="Arial1" style:font-style-complex="italic"/>
    </style:style>
    <style:style style:name="T32" style:family="text">
      <style:text-properties style:text-position="sub 58%" style:font-name="Arial" fo:font-size="10pt" style:font-name-asian="F" style:font-size-asian="10pt" style:font-name-complex="Arial1"/>
    </style:style>
    <style:style style:name="T33" style:family="text">
      <style:text-properties style:text-position="sub 58%" style:font-name="Arial" fo:font-size="10pt" fo:language="en" fo:country="US" style:font-name-asian="F" style:font-size-asian="10pt" style:font-name-complex="Arial1"/>
    </style:style>
    <style:style style:name="T34" style:family="text">
      <style:text-properties style:text-position="sub 58%" fo:language="en" fo:country="US" fo:font-style="italic" style:font-name-asian="F" style:font-style-asian="italic" style:font-size-complex="10pt"/>
    </style:style>
    <style:style style:name="T35" style:family="text">
      <style:text-properties style:text-position="sub 58%" fo:font-style="italic" style:font-name-asian="F" style:font-style-asian="italic" style:font-size-complex="10pt"/>
    </style:style>
    <style:style style:name="T36" style:family="text">
      <style:text-properties style:text-position="sub 58%" fo:language="ru" fo:country="RU" fo:font-style="italic" officeooo:rsid="0000b8f4" style:font-name-asian="F" style:font-style-asian="italic" style:font-size-complex="10pt"/>
    </style:style>
    <style:style style:name="T37" style:family="text">
      <style:text-properties fo:language="ru" fo:country="RU" fo:font-style="italic" officeooo:rsid="0000b8f4" style:font-name-asian="F" style:font-style-asian="italic"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1"><text:span text:style-name="T1">Przedmiot opracowania dotyczy kompleksu magazynowo - suszarniczego „Winnica” o indeksie wewnętrznym P-18-14050-02. W skład obiektu wchodzi bateria 18 silosów płaskodennych - FSP 27,7/19 (silos 6.7 – 6.24), 6 silosów lejowych - FSW 9,6/18 (silos 6.1 – 6.6), 7 silosów spedycyjnych - 4xFSS 5,7/4 i 3xFSS 3,8/8 (silos 7.1 – 7.7), 4 suszarnie 2xFTD10/40 i 2xFTD 6/32 (suszarnia 5.1 – 5.4), 6 czyszczalni - 3xTAS 154 (4.5 – 4.7) i 3xMAROT A3010/C5 (4.1 – 4.3) oraz urządzenia technologiczne umożliwiające zasyp i wysyp m.in. przenośniki łańcuchowe, podajniki taśmowe i ślimakowe, podnośniki kubełkowe itd. </text:span></text:p>
      <text:p text:style-name="P1"><text:span text:style-name="T1">W treści niniejszego opracowania użyto nazw własnych oferowanych przez firmę FEERUM S.A. oraz nazw katalogowych konkretnych typów zainstalowanych materiałów. Ma to na celu jednoznaczne określenie intencji projektanta oraz zawartości projektu budowlanego lecz nie jest wiążące dla Wykonawcy.</text:span></text:p>
      <text:p text:style-name="P1"><text:span text:style-name="T1"/></text:p>
      <text:p text:style-name="P1"><text:span text:style-name="T1"/></text:p>
      <text:p text:style-name="P1"><text:span text:style-name="T3">Предметом исследования является Хранилищно-сушильный комплекс "Винница" с внутренним индексом </text:span><text:span text:style-name="T1">P</text:span><text:span text:style-name="T3">-18-14050-02, в состав которого входит батарея из 18 силосов с плоским дном - </text:span><text:span text:style-name="T1">FSP</text:span><text:span text:style-name="T3"> 27.7/19 (силос 6.7-6.24), 6 воронковых силосов - </text:span><text:span text:style-name="T1">FSW</text:span><text:span text:style-name="T3"> 9.6/18 (силос 6.1-6.6), 7 экспедиционных силосов - 4</text:span><text:span text:style-name="T1">xFSS</text:span><text:span text:style-name="T3"> 5.7/4 и 3</text:span><text:span text:style-name="T1">xFSS</text:span><text:span text:style-name="T3"> 8.1 - 7.7), 4 сушилки 2</text:span><text:span text:style-name="T1">xFTD</text:span><text:span text:style-name="T3">10/40 и 2</text:span><text:span text:style-name="T1">xFTD</text:span><text:span text:style-name="T3">6/32 (сушилка 5.1 - 5.4), 6 очистителей - 3</text:span><text:span text:style-name="T1">xTAS</text:span><text:span text:style-name="T3"> 154 (4.5 - 4.7) и 3</text:span><text:span text:style-name="T1">xMAROT</text:span><text:span text:style-name="T3"> </text:span><text:span text:style-name="T1">A</text:span><text:span text:style-name="T3">3010/</text:span><text:span text:style-name="T1">C</text:span><text:span text:style-name="T3">5 (4.1 - 4.3), а также технологическое оборудование для подачи и разгрузки, среди прочего цепные транспортеры, ленточный и шнековые транспортеры, нории. </text:span></text:p>
      <text:p text:style-name="P1"><text:span text:style-name="T3">В содержании данного исследования используются собственные названия компаний, предлагаемые компанией </text:span><text:span text:style-name="T1">FEERUM</text:span><text:span text:style-name="T3"> </text:span><text:span text:style-name="T1">S</text:span><text:span text:style-name="T3">.</text:span><text:span text:style-name="T1">A</text:span><text:span text:style-name="T3">., а также названия по каталогу конкретных типов устанавливаемых материалов. Он имеет целью однозначно определить намерения проектировщика и содержание проекта строительства, но не является обязательным для Исполнителя.</text:span></text:p>
      <text:p text:style-name="P1"><text:span text:style-name="T3"/></text:p>
      <text:p text:style-name="P1"><text:span text:style-name="T3">------------------------------------------------------------------------------------------------------------------------------------------------</text:span></text:p>
      <text:p text:style-name="P1"><text:span text:style-name="T3"/></text:p>
      <text:p text:style-name="P1"><text:span text:style-name="T3"/></text:p>
      <text:p text:style-name="P14"><text:span text:style-name="T1">W zakres opracowania wchodzi:</text:span></text:p>
      <text:p text:style-name="P10"><text:span text:style-name="T1">- wyznaczenie zapotrzebowania na moc obiektu.</text:span></text:p>
      <text:p text:style-name="P10"><text:span text:style-name="T1">- dobór zabezpieczenia oraz przekroju kabla wewnętrznej linii zasilającej WLZ.</text:span></text:p>
      <text:p text:style-name="P1"><text:span text:style-name="T3">- dobór zabezpieczeń oraz przekroju kabli odbiorników energii elektrycznej.</text:span></text:p>
      <text:p text:style-name="P1"><text:span text:style-name="T3"/></text:p>
      <text:p text:style-name="P10"><text:span text:style-name="T3">В сферу документации включены:</text:span></text:p>
      <text:p text:style-name="P10"><text:span text:style-name="T3">- определение потребности в мощности объекта.</text:span></text:p>
      <text:p text:style-name="P10"><text:span text:style-name="T3">- выбор защиты и сечения внутреннего кабеля линии электропередачи </text:span><text:span text:style-name="T1">WLZ</text:span><text:span text:style-name="T3">.</text:span></text:p>
      <text:p text:style-name="P1"><text:span text:style-name="T3">- Выбор защиты и сечения кабеля потребителей электроэнергии.</text:span></text:p>
      <text:p text:style-name="P1"><text:span text:style-name="T3"/></text:p>
      <text:p text:style-name="P1"><text:span text:style-name="T3">------------------------------------------------------------------------------------------------------------------------------------------------</text:span></text:p>
      <text:p text:style-name="P18"><text:span text:style-name="T1">Projekt został opracowany na podstawie:</text:span></text:p>
      <text:p text:style-name="P13"><text:span text:style-name="T1">- uzgodnienia z inwestorem oraz wizji lokalnej w terenie,</text:span></text:p>
      <text:p text:style-name="P13"><text:span text:style-name="T1">- obowiązujących przepisów i aktów prawnych</text:span></text:p>
      <text:p text:style-name="P13"><text:span text:style-name="T1">Uwaga!</text:span></text:p>
      <text:p text:style-name="P16"><text:span text:style-name="T1">Po stronie Inwestora znajduje się zaprojektowanie i doprowadzenie zasilania wraz z kompensacją mocy biernej i układem pomiarowym do rozdzielnic firmy FEERUM.</text:span></text:p>
      <text:p text:style-name="P12"/>
      <text:p text:style-name="P11"/>
      <text:p text:style-name="P10"><text:span text:style-name="T3">Проект был разработан на базе:</text:span></text:p>
      <text:p text:style-name="P10"><text:span text:style-name="T3">- заключение договора с инвестором и локального посещения,</text:span></text:p>
      <text:p text:style-name="P10"><text:span text:style-name="T3">- применимые законы и нормативные акты</text:span></text:p>
      <text:p text:style-name="P10"><text:span text:style-name="T3">Примечание!</text:span></text:p>
      <text:p text:style-name="P1"><text:span text:style-name="T3">Со стороны инвестора - проектирование и поставка блока питания с компенсацией реактивной мощности и измерительной системой для распределительных щитов FEERUM.</text:span></text:p>
      <text:p text:style-name="P1"><text:span text:style-name="T3"/></text:p>
      <text:p text:style-name="P1"><text:span text:style-name="T3">------------------------------------------------------------------------------------------------------------------------------------------------</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8"><text:soft-page-break/><text:span text:style-name="T1">Na działce znajduje się transformator o mocy 1250kVA oraz przekładni 10/0,4 kV, z którego poprzez linię kablową o długości 100m zostanie zasilona projektowana instalacja elektryczna.</text:span></text:p>
      <text:p text:style-name="P16"><text:span text:style-name="T3">Podstawowe dane transformatora:</text:span></text:p>
      <text:p text:style-name="P16"><text:span text:style-name="T3"/></text:p>
      <text:p text:style-name="P2"><text:span text:style-name="T3">На участке имеется трансформатор мощностью 1250 кВА и редуктор 10/0,4 кВ, от которого планируется электроустановка через кабельную линию длиной 100 метров.</text:span></text:p>
      <text:p text:style-name="P16"><text:span text:style-name="T3">Основные данные трансформатора:</text:span></text:p>
      <text:p text:style-name="P16"><text:span text:style-name="T3"/></text:p>
      <text:p text:style-name="P1"><text:span text:style-name="T3">------------------------------------------------------------------------------------------------------------------------------------------------</text:span></text:p>
      <text:p text:style-name="P1"><text:span text:style-name="T1">Do zasilania rozdzielnic oraz odbiorników energii elektrycznej, należy wykorzystać kable i przewody o wymaganym typie i przekroju, określone w dołączonej dokumentacji technicznej, przyłączając je do odpowiednich zacisków montażowych rozdzielnicy.</text:span></text:p>
      <text:p text:style-name="P1"><text:span text:style-name="T1">Instalację na obiekcie należy wykonać w korytkach kablowych siatkowych, umieszczając je w taki sposób aby nie stwarzały zagrożenia oraz nie wpływały w niekorzystny sposób na odbiorniki, proponowane trasy kablowe oraz rozmiary koryt znajdują się w – Załącznik 1.</text:span></text:p>
      <text:p text:style-name="P1"><text:span text:style-name="T1">Zabrania się prowadzenia jakichkolwiek tras kablowych przez część czynną suszarni, zaś doprowadzenie zasilania do czujników znajdujących się wewnątrz suszarni winno odbywać się od strony zewnętrznej, bądź poprzez część chłodząca urządzenia i tylko kablami o izolacji ognioodpornej.</text:span></text:p>
      <text:p text:style-name="P1"><text:span text:style-name="T1">Zabrania się również prowadzenia tras kablowych w obrębie części ruchomych urządzeń (np. w obrębie sit czyszczalni).</text:span></text:p>
      <text:p text:style-name="P1"><text:span text:style-name="T1">Wszelkie łączenia (np. czujników z przewodami) należy dokonywać za pomocą złączek oraz w puszkach o odpowiednim stopniu ochrony IP dostarczonych przez producenta – firmę FEERUM.</text:span></text:p>
      <text:p text:style-name="P1"><text:span text:style-name="T3">W miejscach gdzie nie można zainstalować koryt, bądź przy końcowym odcinku między korytem a odbiornikiem, należy zastosować rurę samogasnącą.</text:span></text:p>
      <text:p text:style-name="P1"><text:span text:style-name="T3"/></text:p>
      <text:p text:style-name="P1"><text:span text:style-name="T3">Кабели и провода требуемого типа и сечения, указанные в прилагаемой технической документации, должны использоваться для питания распределительных щитов и потребителей электроэнергии, подключая их к соответствующим монтажным клеммам распределительного щита.</text:span></text:p>
      <text:p text:style-name="P1"><text:span text:style-name="T3">Установку на объекте следует выполнять в сетчатых кабельных лотках, размещая их таким образом, чтобы они не представляли опасности или не оказывали негативного воздействия на приемники, предлагаемые кабельные трассы и размеры лотков приведены в Приложении 1.</text:span></text:p>
      <text:p text:style-name="P1"><text:span text:style-name="T3">Запрещается прокладывать любые кабельные трассы через активную часть сушилки, а питание датчиков внутри зерносушилки должно осуществляться снаружи или через охлаждающую часть оборудования и только кабели с огнеупорной изоляцией.</text:span></text:p>
      <text:p text:style-name="P1"><text:span text:style-name="T3">Также запрещается прокладывать кабельные трассы в подвижных частях устройства (например, в зерновых сепараторах).</text:span></text:p>
      <text:p text:style-name="P1"><text:span text:style-name="T3">Все подключения (например, датчиков с проводами) должны выполняться с помощью разъемов и в коробках с соответствующей </text:span><text:span text:style-name="T1">IP</text:span><text:span text:style-name="T3">-защитой, обеспечиваемой производителем - компанией </text:span><text:span text:style-name="T1">FEERUM</text:span><text:span text:style-name="T3">.</text:span></text:p>
      <text:p text:style-name="P1"><text:span text:style-name="T3">Самозатухающая труба должна использоваться в местах, где невозможно установить желоба, или на последнем участке между желобом и приемником.</text:span></text:p>
      <text:p text:style-name="P3"><text:span text:style-name="T3"/></text:p>
      <text:p text:style-name="P3">------------------------------------------------------------------------------------------------------------------------------------------------</text:p>
      <text:p text:style-name="P3"/>
      <text:p text:style-name="P1"><text:span text:style-name="T2">Jak wspomniano wyżej, projektowane obwody należy podłączyć do odpowiednich zacisków rozdzielnicy głównej firmy FEERUM i uruchomić po doprowadzeniu zasilania – Załącznik 2.</text:span></text:p>
      <text:p text:style-name="P3"><text:span text:style-name="T13">Rozdzielnice winny być umieszone w specjalnie wydzielonym pomieszczeniu, niedostępnym dla osób postronnych i wyposażonym w klimatyzację.</text:span></text:p>
      <text:p text:style-name="P3"><text:span text:style-name="T13"/></text:p>
      <text:p text:style-name="P2"><text:span text:style-name="T4"><text:s/>Как уже упоминалось выше, вышеприведенные схемы должны быть подключены к соответствующим клеммам главного распределительного щита компании </text:span><text:span text:style-name="T2">FEERUM</text:span><text:span text:style-name="T4"> и запущены после подачи питания - Приложение 2.</text:span></text:p>
      <text:p text:style-name="P35"><text:span text:style-name="T13">Распределительные щиты должны находиться в специально отведенном помещении, недоступном для посторонних лиц и оборудованном кондиционером</text:span></text:p>
      <text:p text:style-name="P3"><text:span text:style-name="T13">------------------------------------------------------------------------------------------------------------------------------------------------</text:span></text:p>
      <text:p text:style-name="P35"><text:span text:style-name="T13"/></text:p>
      <text:p text:style-name="P35"><text:span text:style-name="T13"/></text:p>
      <text:p text:style-name="P35"><text:span text:style-name="T13"/></text:p>
      <text:p text:style-name="P35"><text:span text:style-name="T13"/></text:p>
      <text:p text:style-name="P35"><text:span text:style-name="T13"/></text:p>
      <text:p text:style-name="P1"><text:soft-page-break/><text:span text:style-name="T1">Ochrona przeciwporażeniowa została zaprojektowana zgodnie z normą PN-IEC 60364-4-41. Do odbiorników jednofazowych stosować instalację trzyżyłową a w układach trójfazowych – pięcio- lub czterożyłową- układ TN-S. Izolacja żyły ochronnej PE powinna mieć barwę żółto-zieloną. Przewody te w rozdzielnicy podłączyć pod zaciski ochronne PE, również oznaczone barwą żółto-zieloną.</text:span></text:p>
      <text:p text:style-name="P1"><text:span text:style-name="T1">Z szyną wyrównawczą główną GSW należy, za pomocą przewodów wyrównawczych, połączyć części metalowe obce.</text:span></text:p>
      <text:p text:style-name="P3"><text:span text:style-name="T13"><text:s/>Wartość zabezpieczeń dobrano dla zakładanych znamionowych prądów obciążenia jak również ze względu na występujące prądy zwarciowe i przeciążenia, w poszczególnych punktach wartości zabezpieczeń i ich typy podane są na schematach. Kable dobrano ze względu na wartość zabezpieczeń nadmiarowo-prądowych w poszczególnych obwodach, z uwzględnieniem współczynników poprawkowych wynikających ze sposobu ułożenia przewodów oraz dla uzyskania spadków napięć na wymaganym poziomie.</text:span></text:p>
      <text:p text:style-name="P3"><text:span text:style-name="T13"/></text:p>
      <text:p text:style-name="P1"><text:span text:style-name="T3">Защита от поражения электрическим током разработана в соответствии со стандартом </text:span><text:span text:style-name="T1">PN</text:span><text:span text:style-name="T3">-</text:span><text:span text:style-name="T1">IEC</text:span><text:span text:style-name="T3"> 60364-4-41, для однофазных приемников используется трехпроводная система и пяти- или четырехпроводная система </text:span><text:span text:style-name="T1">TN</text:span><text:span text:style-name="T3">-</text:span><text:span text:style-name="T1">S</text:span><text:span text:style-name="T3"> для трехфазных систем. Изоляция защитного провода заземления должна быть желто-зеленой. Подключите эти провода в распределительном щите к клеммам защиты от заземления, также помеченным желто-зеленым цветом.</text:span></text:p>
      <text:p text:style-name="P1"><text:span text:style-name="T3">Инородные металлические детали должны быть соединены с главной шиной </text:span><text:span text:style-name="T1">MEB</text:span><text:span text:style-name="T3"> с помощью компенсационных кабелей.</text:span></text:p>
      <text:p text:style-name="P3"><text:span text:style-name="T13">Значения защиты выбраны для предполагаемых номинальных токов нагрузки, а также токов короткого замыкания и перегрузок, значения защиты и их виды показаны на рисунках в отдельных точках. Кабели были выбраны для определения величины токовой защиты от перегрузки по току в отдельных контурах с учетом поправочных коэффициентов, возникающих при прокладке кабелей, и для получения падений напряжения на необходимом уровне.</text:span></text:p>
      <text:p text:style-name="P3"><text:span text:style-name="T13"/></text:p>
      <text:p text:style-name="P3"><text:span text:style-name="T13">------------------------------------------------------------------------------------------------------------------------------------------------</text:span></text:p>
      <text:p text:style-name="P1"><text:span text:style-name="T1">Roboty określone w dokumentacji należy wykonać kompletnie.</text:span></text:p>
      <text:p text:style-name="P1"><text:span text:style-name="T1">W sprawach niesprecyzowanych przez projekt ustala się, że obowiązują przepisy techniczno-budowlane, na które składają się:</text:span></text:p>
      <text:p text:style-name="P1"><text:span text:style-name="T1">a) warunki techniczne wykonania i odbioru robót budowlano-montażowych,</text:span></text:p>
      <text:p text:style-name="P1"><text:span text:style-name="T1">b) Polskie Normy,</text:span></text:p>
      <text:p text:style-name="P1"><text:span text:style-name="T1">c) warunki techniczne dostawców materiałów, wyrobów i urządzeń,</text:span></text:p>
      <text:p text:style-name="P36"><text:span text:style-name="T1">d) przepisy techniczne, wymagane przez organy wymienione w art. 56 Prawa Budowlanego, instytucje określone w Decyzji o warunkach zabudowy i zagospodarowania terenu, jako właściwe do uzgodnień, opinii i udziału w odbiorach robót.</text:span></text:p>
      <text:p text:style-name="P1"><text:span text:style-name="T1">Kompletność wykonania robót wg projektu i powyższych przepisów jest rozumiana w ten sposób, że obejmuje wykonanie robót podstawowych wg projektu i wszelkich robót pomocniczych i towarzyszących, obejmując min. wszelkie połączenia, uszczelnienia, izolacje, wykończenia powierzchni, krawędzi, wykonanie niezbędnych a niezaznaczonych w projekcie otworów oraz wykonanie wymaganych prób i uruchomień, tak aby po ich wykonaniu możliwa była normalna eksploatacja obiektu przez użytkownika.</text:span></text:p>
      <text:p text:style-name="P1"><text:span text:style-name="T1">Jakość techniczna oferowanych materiałów, wyrobów i urządzeń, powinna być udokumentowana przez Wykonawcę świadectwami technicznymi. Wykonawca dostarczy kompletne informacje techniczne o oferowanych materiałach, wyrobach i urządzeniach, w świetle wymagań przepisów techniczno-budowlanych, przed rozpoczęciem robót i uzyska akceptację Inwestora dla swych ofert technicznych. Wszystkie dostawy i roboty powinny spełniać cechy dobrej jakości w świetle wymagań przepisów techniczno-budowlanych.</text:span></text:p>
      <text:p text:style-name="P3"><text:span text:style-name="T13">Po wykonaniu projektowanych instalacji należy wykonać pomiary sprawdzające skuteczność ochrony przeciwporażeniowej i sporządzić protokoły pomiarowe.</text:span></text:p>
      <text:p text:style-name="P3"><text:span text:style-name="T13"/></text:p>
      <text:p text:style-name="P2"><text:span text:style-name="T3"><text:s/>Все работы, указанные в документации, должны выполняться в полном объеме.</text:span></text:p>
      <text:p text:style-name="P2"><text:span text:style-name="T3">В вопросах, не оговоренных проектом, согласовано, что будут применяться технические и строительные нормы и правила, из которых они состоят:</text:span></text:p>
      <text:p text:style-name="P2"><text:span text:style-name="T1">a</text:span><text:span text:style-name="T3">) технические условия выполнения и приемки строительно-монтажных работ,</text:span></text:p>
      <text:p text:style-name="P2"><text:span text:style-name="T1">b</text:span><text:span text:style-name="T3">) Польские стандарты,</text:span></text:p>
      <text:p text:style-name="P2"><text:span text:style-name="T1">c</text:span><text:span text:style-name="T3">) технические условия поставщиков материалов, продукции и оборудования,</text:span></text:p>
      <text:p text:style-name="P2"><text:span text:style-name="T1">d</text:span><text:span text:style-name="T3">) технические регламенты, требуемые органами, перечисленными в статье 56 Закона о строительстве, учреждениями, указанными в Постановлении об освоении земель и условиях землепользования, необходимые для организации, заключения и участия в приемке работ.</text:span></text:p>
      <text:p text:style-name="P2"><text:span text:style-name="T3">Под полнотой работ, выполненных в соответствии с проектом и указанными выше правилами понимается выполнение основных работ по проекту и всех вспомогательных и сопутствующих работ, </text:span><text:soft-page-break/><text:span text:style-name="T3">включая, помимо прочего, все соединения, уплотнения, изоляцию, отделку поверхности, края, выполнение необходимых и не обозначенных отверстий в проекте, а также проведение необходимых испытаний и пусков, чтобы после их выполнения пользователь мог обеспечить нормальную работу объекта.</text:span></text:p>
      <text:p text:style-name="P2"><text:span text:style-name="T3">Техническое качество предлагаемых материалов, изделий и устройств должно быть документально подтверждено Исполнителем с выдачей технических паспортов. Подрядчик обязан предоставить полную техническую информацию о предлагаемых материалах, изделиях и устройствах с учетом требований технических и строительных норм до начала работ и получить одобрение Инвестора на свои технические предложения. Все поставки и работы должны соответствовать требованиям хорошего качества в свете технических и строительных норм и правил.</text:span></text:p>
      <text:p text:style-name="P3"><text:span text:style-name="T13">После завершения проектирования установок должны быть проведены измерения для проверки эффективности защиты от поражения электрическим током и составлены протоколы измерений.</text:span></text:p>
      <text:p text:style-name="P3"><text:span text:style-name="T13"/></text:p>
      <text:p text:style-name="P3"><text:span text:style-name="T13">------------------------------------------------------------------------------------------------------------------------------------------------</text:span></text:p>
      <text:p text:style-name="P3"><text:span text:style-name="T13"/></text:p>
      <text:p text:style-name="P16"><text:span text:style-name="T8">Moc całkowita obiektu została wyznaczona na podstawie metody współczynnika zapotrzebowania (kz).</text:span></text:p>
      <text:p text:style-name="P19"><text:span text:style-name="T14">Moc czynna zapotrzebowana (dla grupy przenośników):</text:span></text:p>
      <text:p text:style-name="P19"><text:span text:style-name="T14"/></text:p>
      <text:p text:style-name="P37"><text:span text:style-name="T5">Общая мощность объекта была определена на основе метода коэффициента спроса (к</text:span><text:span text:style-name="T8">c</text:span><text:span text:style-name="T5">). <text:s text:c="10"/></text:span><text:span text:style-name="T6">Активная потребность в мощности (для группы транспортеров):</text:span></text:p>
      <text:p text:style-name="P4"><text:span text:style-name="T14">------------------------------------------------------------------------------------------------------------------------------------------------</text:span></text:p>
      <text:p text:style-name="P25"><text:span text:style-name="T6">Moc bierna zapotrzebowana (dla grupy przenośników):</text:span></text:p>
      <text:p text:style-name="P25"><text:span text:style-name="T6">Требуемая реактивная мощность (для группы транспортеров):</text:span></text:p>
      <text:p text:style-name="P4"><text:span text:style-name="T14">------------------------------------------------------------------------------------------------------------------------------------------------</text:span></text:p>
      <text:p text:style-name="P26"><text:span text:style-name="T14">Całkowita moc czynna obiektu (rozdzielnica 1 – 8), uwzględniając współczynniki korygujące:</text:span></text:p>
      <text:p text:style-name="P26"><text:span text:style-name="T14">Общая активная мощность объекта: (Распределительный щит 1 – 8), с учетом корректирующих коэффициентов:</text:span></text:p>
      <text:p text:style-name="P4"><text:span text:style-name="T14">------------------------------------------------------------------------------------------------------------------------------------------------</text:span></text:p>
      <text:p text:style-name="P26"><text:span text:style-name="T14">Całkowita moc bierna obiektu(rozdzielnica 1 – 8), uwzględniając współczynniki korygujące:</text:span></text:p>
      <text:p text:style-name="P26"><text:span text:style-name="T14">Общая реактивная мощность объекта (Распределительный щит 1 – 8 с учетом корректирующих коэффициентов:</text:span></text:p>
      <text:p text:style-name="P4"><text:span text:style-name="T14">------------------------------------------------------------------------------------------------------------------------------------------------</text:span></text:p>
      <text:p text:style-name="P15"><text:soft-page-break/><text:span text:style-name="T14"><text:tab/>Całkowita moc pozorna obiektu(rozdzielnica 1 – 8):</text:span></text:p>
      <text:p text:style-name="P26"><text:span text:style-name="T14">Полная мощность объекта:(Распределительный щит 1 – 8):</text:span></text:p>
      <text:p text:style-name="P4"><text:span text:style-name="T14">------------------------------------------------------------------------------------------------------------------------------------------------</text:span></text:p>
      <text:p text:style-name="P26"><text:span text:style-name="T14">Współczynnik mocy obiektu(rozdzielnica 1 – 8):</text:span></text:p>
      <text:p text:style-name="P26"><text:span text:style-name="T14">Коэффициент мощности обьекта:(Распределительный щит 1 – 8):</text:span></text:p>
      <text:p text:style-name="P4"><text:span text:style-name="T14">------------------------------------------------------------------------------------------------------------------------------------------------</text:span></text:p>
      <text:p text:style-name="P26"><text:span text:style-name="T14">Prąd obciążenia szczytowego:</text:span></text:p>
      <text:p text:style-name="P26"><text:span text:style-name="T14">Пиковый ток нагрузки:</text:span></text:p>
      <text:p text:style-name="P4"><text:span text:style-name="T14">------------------------------------------------------------------------------------------------------------------------------------------------</text:span></text:p>
      <text:p text:style-name="P18"><text:span text:style-name="T8">Współczynnik mocy uwzględnia kompensację mocy biernej.</text:span></text:p>
      <text:p text:style-name="P18"><text:span text:style-name="T5">Dobór zabezpieczenia linii WLZ:</text:span></text:p>
      <text:p text:style-name="P18"><text:span text:style-name="T5"/></text:p>
      <text:p text:style-name="P18"><text:span text:style-name="T5">Коэффициент мощности учитывающий компенсацию реактивной мощности.</text:span></text:p>
      <text:p text:style-name="P26"><text:span text:style-name="T14">Выбор защиты линии WLZ:</text:span></text:p>
      <text:p text:style-name="P4"><text:span text:style-name="T14">------------------------------------------------------------------------------------------------------------------------------------------------</text:span></text:p>
      <text:p text:style-name="P18"><text:span text:style-name="T8">Powyższy warunek spełnia wkładka przemysłowa zwłoczna typu WT-NH/gG 1250A.</text:span></text:p>
      <text:p text:style-name="P18"><text:span text:style-name="T5">Obciążalność prądowa długotrwała:</text:span></text:p>
      <text:p text:style-name="P18"><text:span text:style-name="T5"/></text:p>
      <text:p text:style-name="P18"><text:span text:style-name="T5">Вышеуказанное условие выполняется с помощью промышленной вставки типа </text:span><text:span text:style-name="T8">WT</text:span><text:span text:style-name="T5">-</text:span><text:span text:style-name="T8">NH</text:span><text:span text:style-name="T5">/</text:span><text:span text:style-name="T8">gG</text:span><text:span text:style-name="T5"> 1250</text:span><text:span text:style-name="T8">A</text:span><text:span text:style-name="T5">.</text:span></text:p>
      <text:p text:style-name="P26"><text:span text:style-name="T14">Долгосрочная пропускная способность по току:</text:span></text:p>
      <text:p text:style-name="P4"><text:span text:style-name="T14">------------------------------------------------------------------------------------------------------------------------------------------------</text:span></text:p>
      <text:p text:style-name="P4"/>
      <text:p text:style-name="P4"/>
      <text:p text:style-name="P16"><text:soft-page-break/><text:span text:style-name="T8">Współczynnik poprawkowy </text:span><text:span text:style-name="T11">k</text:span><text:span text:style-name="T31">g</text:span><text:span text:style-name="T32"> </text:span><text:span text:style-name="T8">dla ułożenia kilku kabli wielożyłowych w oddzielnych przepustach rurowych w ziemi, dla odległości między przepustami min. 0,5m, wynosi </text:span><text:span text:style-name="T11">k</text:span><text:span text:style-name="T31">g</text:span><text:span text:style-name="T8">=0,95.</text:span></text:p>
      <text:p text:style-name="P16"><text:span text:style-name="T8">Współczynnik poprawkowy temperaturowy </text:span><text:span text:style-name="T11">k</text:span><text:span text:style-name="T31">t</text:span><text:span text:style-name="T8"> dla obliczeniowej temperatury otoczenia równej 20°C (dla kabli prowadzonych w ziemi) wynosi </text:span><text:span text:style-name="T11">k</text:span><text:span text:style-name="T31">t</text:span><text:span text:style-name="T8">=1,00.</text:span></text:p>
      <text:p text:style-name="P16"><text:span text:style-name="T12">Wytrzymałość mechaniczna:</text:span></text:p>
      <text:p text:style-name="P26"><text:span text:style-name="T15">Na podstawie PN-IEC 60364-5-523, warunki długotrwałej obciążalności oraz przeciążalności prądowej przy dobranym zabezpieczeniu spełni kabel z żyłami </text:span><text:span text:style-name="T16">miedzianymi</text:span><text:span text:style-name="T15"> o przekroju </text:span><text:span text:style-name="T16">S=4x300mm</text:span><text:span text:style-name="T21">2</text:span><text:span text:style-name="T15"> (Iz=1443,2A) - uwzględniając 4 żyły obciążone oraz współczynnik obciążenia 1,18 dla rezystywności cieplnej gruntu na poziomie 1,0Km/W – IEC 60287-3-1/A1:1991</text:span><text:span text:style-name="T23"> Electric cabels. </text:span><text:span text:style-name="T27">Calculation of the current rating. Part 3-1: Sections on operating conditions. Reference operating conditions and selections of cable type.</text:span></text:p>
      <text:p text:style-name="P16"><text:span text:style-name="T5">Поправочный коэффициент </text:span><text:span text:style-name="T8">k</text:span><text:span text:style-name="T32">g</text:span><text:span text:style-name="T5"> для прокладки нескольких многожильных кабелей в отдельных трубопроводах в земле, для расстояния между трубопроводами мин. 0,5 м, составляет </text:span><text:span text:style-name="T8">k</text:span><text:span text:style-name="T32">g</text:span><text:span text:style-name="T5">=0,95.</text:span></text:p>
      <text:p text:style-name="P16"><text:span text:style-name="T5">Температурный поправочный коэффициент </text:span><text:span text:style-name="T8">k</text:span><text:span text:style-name="T33">t</text:span><text:span text:style-name="T5"> для расчетной температуры окружающей среды 20°</text:span><text:span text:style-name="T8">C</text:span><text:span text:style-name="T5"> (для кабелей, проложенных в земле) составляет </text:span><text:span text:style-name="T8">k</text:span><text:span text:style-name="T32">t</text:span><text:span text:style-name="T5">=1,00. </text:span></text:p>
      <text:p text:style-name="P26"><text:span text:style-name="T23">На основе </text:span><text:span text:style-name="T27">PN</text:span><text:span text:style-name="T23">-</text:span><text:span text:style-name="T27">IEC</text:span><text:span text:style-name="T23"> 60364-5-523 условия длительной нагрузки и перегрузки по току с выбранной защитой будут выполняться кабелем с медными проводниками сечением </text:span><text:span text:style-name="T30">S</text:span><text:span text:style-name="T26">=4</text:span><text:span text:style-name="T30">x</text:span><text:span text:style-name="T26">300мм</text:span><text:span text:style-name="T22">2</text:span><text:span text:style-name="T23"> (</text:span><text:span text:style-name="T27">Iz</text:span><text:span text:style-name="T23">=1443,2</text:span><text:span text:style-name="T27">A</text:span><text:span text:style-name="T23">) - - с учетом 4-х загруженных проводников и коэффициента нагрузки 1,18 для теплового сопротивления земли на уровне 1,0Км/Вт - </text:span><text:span text:style-name="T27">IEC</text:span><text:span text:style-name="T23"> 60287-3-1/</text:span><text:span text:style-name="T27">A</text:span><text:span text:style-name="T23">1:1991 </text:span><text:span text:style-name="T27">Electric</text:span><text:span text:style-name="T23"> </text:span><text:span text:style-name="T27">cabels</text:span><text:span text:style-name="T23">. </text:span><text:span text:style-name="T27">Calculation of the current rating. Part 3-1: Sections on operating conditions. Reference operating conditions and selections of cable type.</text:span></text:p>
      <text:p text:style-name="P26"><text:span text:style-name="T27">Механическая прочность:</text:span></text:p>
      <text:p text:style-name="P4"><text:span text:style-name="T28">-----------------------------------------------------------------------------------------------------------------------------------------------</text:span></text:p>
      <text:p text:style-name="P18"><text:span text:style-name="T8">Warunek został spełniony.</text:span></text:p>
      <text:p text:style-name="P26"><text:span text:style-name="T28">Dopuszczalny spadek napięcia:</text:span></text:p>
      <text:p text:style-name="P18"><text:span text:style-name="T5">Условие выполнено.</text:span></text:p>
      <text:p text:style-name="P26"><text:span text:style-name="T24">Допустимый перепад напряжения:</text:span></text:p>
      <text:p text:style-name="P4"><text:span text:style-name="T28">-----------------------------------------------------------------------------------------------------------------------------------------------</text:span></text:p>
      <text:p text:style-name="P18"><text:span text:style-name="T8">Warunek został spełniony.</text:span></text:p>
      <text:p text:style-name="P26"><text:span text:style-name="T28">Cieplna wytrzymałość na przeciążenia:</text:span></text:p>
      <text:p text:style-name="P18"><text:span text:style-name="T5">Условие выполнено.</text:span></text:p>
      <text:p text:style-name="P30"><text:span text:style-name="T24">Термостойкость к перегрузкам:</text:span></text:p>
      <text:p text:style-name="P4"><text:span text:style-name="T28">-----------------------------------------------------------------------------------------------------------------------------------------------</text:span></text:p>
      <text:p text:style-name="P4"><text:span text:style-name="T28"/></text:p>
      <text:p text:style-name="P4"><text:soft-page-break/><text:span text:style-name="T28"/></text:p>
      <text:p text:style-name="P18"><text:span text:style-name="T8">Warunek został spełniony</text:span></text:p>
      <text:p text:style-name="P21"/>
      <text:p text:style-name="P21"/>
      <text:p text:style-name="P21"/>
      <text:p text:style-name="P18"><text:span text:style-name="T8">Cieplna wytrzymałość zwarciowa:</text:span></text:p>
      <text:p text:style-name="P26"><text:span text:style-name="T28">Impedancja SEE przeliczona na stronę napięcia zwarcia U</text:span><text:span text:style-name="T34">dT</text:span><text:span text:style-name="T28">:</text:span></text:p>
      <text:p text:style-name="P18"><text:span text:style-name="T5">Условие выполнено </text:span></text:p>
      <text:p text:style-name="P18"><text:span text:style-name="T5">Прочность на короткое замыкание:</text:span></text:p>
      <text:p text:style-name="P8"><text:span text:style-name="T24">Сопротивление </text:span><text:span text:style-name="T28">SEE</text:span><text:span text:style-name="T24"> перерасчитано на напряжения короткого замыкания </text:span><text:span text:style-name="T28">U</text:span><text:span text:style-name="T34">dT</text:span><text:span text:style-name="T24">:</text:span></text:p>
      <text:p text:style-name="P4"><text:span text:style-name="T28">-----------------------------------------------------------------------------------------------------------------------------------------------</text:span></text:p>
      <text:p text:style-name="P26"><text:span text:style-name="T24">Reaktancja systemu:</text:span></text:p>
      <text:p text:style-name="P26"><text:span text:style-name="T24">Реактивное сопротивление системы:</text:span></text:p>
      <text:p text:style-name="P4"><text:span text:style-name="T28">-----------------------------------------------------------------------------------------------------------------------------------------------</text:span></text:p>
      <text:p text:style-name="P26"><text:span text:style-name="T28">Rezystancja systemu:</text:span></text:p>
      <text:p text:style-name="P26"><text:span text:style-name="T24">Сопротивление системы:</text:span></text:p>
      <text:p text:style-name="P4"><text:span text:style-name="T28">-----------------------------------------------------------------------------------------------------------------------------------------------</text:span></text:p>
      <text:p text:style-name="P26"><text:span text:style-name="T24">Impedancja transformatora:</text:span></text:p>
      <text:p text:style-name="P26"><text:span text:style-name="T24">Импеданс трансформатора:</text:span></text:p>
      <text:p text:style-name="P4"><text:span text:style-name="T28">-----------------------------------------------------------------------------------------------------------------------------------------------</text:span></text:p>
      <text:p text:style-name="P26"><text:span text:style-name="T24">Rezystancja transformatora:</text:span></text:p>
      <text:p text:style-name="P26"><text:span text:style-name="T24">Сопротивление трансформатора:</text:span></text:p>
      <text:p text:style-name="P4"><text:span text:style-name="T28">-----------------------------------------------------------------------------------------------------------------------------------------------</text:span></text:p>
      <text:p text:style-name="P26"><text:soft-page-break/><text:span text:style-name="T28">Reaktancja transformatora:</text:span></text:p>
      <text:p text:style-name="P27"><text:span text:style-name="T24">Трансформаторный реактанс:</text:span></text:p>
      <text:p text:style-name="P5"><text:span text:style-name="T28">-----------------------------------------------------------------------------------------------------------------------------------------------</text:span></text:p>
      <text:p text:style-name="P27"><text:span text:style-name="T24">Impedancja zastępcza pętli zwarcia:</text:span></text:p>
      <text:p text:style-name="P27"><text:span text:style-name="T24">Импеданс эквивалентный короткому замыканию:</text:span></text:p>
      <text:p text:style-name="P5"><text:span text:style-name="T28">-----------------------------------------------------------------------------------------------------------------------------------------------</text:span></text:p>
      <text:p text:style-name="P27"><text:span text:style-name="T28">Wartość maksymalnego prądu zwarcia trójfazowego:</text:span></text:p>
      <text:p text:style-name="P31"><text:span text:style-name="T24">Максимальное значение тока короткого замыкания в трехфазной сети:</text:span></text:p>
      <text:p text:style-name="P5"><text:span text:style-name="T28">-----------------------------------------------------------------------------------------------------------------------------------------------</text:span></text:p>
      <text:p text:style-name="P34"><text:span text:style-name="T8">Warunek został spełniony</text:span></text:p>
      <text:p text:style-name="P17"><text:span text:style-name="T8">Z katalogu kabli i przewodów firmy „Poltel” wybrano zgodnie z doborem przykładowy kabel typu YKYFoy 0,6/1kV 4x300SM (dla jednej fazy) oraz YKYFoy 0,6/1kV 4x150SM dla żyły powrotnej.</text:span></text:p>
      <text:p text:style-name="P17"><text:span text:style-name="T5">Skuteczność dodatkowej ochrony przeciwporażeniowej:</text:span></text:p>
      <text:p text:style-name="P17"><text:span text:style-name="T5"/></text:p>
      <text:p text:style-name="P17"><text:span text:style-name="T5">Условие выполнено.</text:span></text:p>
      <text:p text:style-name="P38"><text:span text:style-name="T5">В соответствии с каталогом </text:span><text:span text:style-name="T8">TF</text:span><text:span text:style-name="T5"> </text:span><text:span text:style-name="T8">Kable</text:span><text:span text:style-name="T5"> были выбраны образцы кабеля типа </text:span><text:span text:style-name="T8">YKYFoy</text:span><text:span text:style-name="T5"> 0,6/1кВ <text:s/>4</text:span><text:span text:style-name="T8">x</text:span><text:span text:style-name="T5">300</text:span><text:span text:style-name="T8">SM</text:span><text:span text:style-name="T5"> (для одной фазы) и </text:span><text:span text:style-name="T8">YKYFoy</text:span><text:span text:style-name="T5"> 0,6/1</text:span><text:span text:style-name="T8">kV</text:span><text:span text:style-name="T5"> 4</text:span><text:span text:style-name="T8">x</text:span><text:span text:style-name="T5">150</text:span><text:span text:style-name="T8">SM</text:span><text:span text:style-name="T5"> для обратного провода.</text:span></text:p>
      <text:p text:style-name="P9"><text:span text:style-name="T24">Эффективность дополнительной защиты от поражения электрическим током:</text:span></text:p>
      <text:p text:style-name="P5"><text:span text:style-name="T28">-----------------------------------------------------------------------------------------------------------------------------------------------</text:span></text:p>
      <text:p text:style-name="P27"><text:span text:style-name="T24">Dopuszczalny czas samoczynnego wyłączenia zasilania w rozpatrywanym obwodzie nie powinien być dłuższy niż 5s. Z katalogu producenta wkładek topikowych ETI, prąd powodujący zadziałanie wkładki WT-NH/gG 1250A w czasie 5s I</text:span><text:span text:style-name="T35">a</text:span><text:span text:style-name="T24"> = 13200A.</text:span></text:p>
      <text:p text:style-name="P27"><text:span text:style-name="T24">Допустимое время автоматического отключения электропитания в рассматриваемой контуре не должно превышать 5 секунд. Из каталога предохранительных вставок </text:span><text:span text:style-name="T28">ETI</text:span><text:span text:style-name="T24"> производителя ток, вызывающий срабатывание предохранительных вставок </text:span><text:span text:style-name="T28">WT</text:span><text:span text:style-name="T24">-</text:span><text:span text:style-name="T28">NH</text:span><text:span text:style-name="T24">/</text:span><text:span text:style-name="T28">gG</text:span><text:span text:style-name="T24"> 1250</text:span><text:span text:style-name="T28">A</text:span><text:span text:style-name="T24"> в течение следующего времени 5 секунд </text:span><text:span text:style-name="T28">I</text:span><text:span text:style-name="T34">a</text:span><text:span text:style-name="T24"> = 13200</text:span><text:span text:style-name="T28">A</text:span><text:span text:style-name="T24">.</text:span></text:p>
      <text:p text:style-name="P27"><text:span text:style-name="T24"/></text:p>
      <text:p text:style-name="P5"><text:soft-page-break/><text:span text:style-name="T28">-----------------------------------------------------------------------------------------------------------------------------------------------</text:span></text:p>
      <text:p text:style-name="P27"><text:span text:style-name="T28">Warunek został spełniony.</text:span></text:p>
      <text:p text:style-name="P27"><text:span text:style-name="T24">Условие выполнено.</text:span></text:p>
      <text:p text:style-name="P5"><text:span text:style-name="T28">-----------------------------------------------------------------------------------------------------------------------------------------------</text:span></text:p>
      <text:p text:style-name="P27"><text:span text:style-name="T28">Prąd znamionowy odbiornika trójfazowego</text:span></text:p>
      <text:p text:style-name="P31"><text:span text:style-name="T24">Номинальный ток трехфазного приемника</text:span></text:p>
      <text:p text:style-name="P5"><text:span text:style-name="T28">-----------------------------------------------------------------------------------------------------------------------------------------------</text:span></text:p>
      <text:p text:style-name="P23"><text:span text:style-name="T8">Dobór zabezpieczenia urządzenia Q1:</text:span></text:p>
      <text:p text:style-name="P31"><text:span text:style-name="T24">Wstępnie został wybrany wyłącznik silnikowy PKZM0-25 firmy EATON. Sprawdzenie wyzwalacza elektromagnetycznego:</text:span></text:p>
      <text:p text:style-name="P23"><text:span text:style-name="T5">Выбор защиты устройства </text:span><text:span text:style-name="T8">Q</text:span><text:span text:style-name="T5">1:</text:span></text:p>
      <text:p text:style-name="P31"><text:span text:style-name="T24">Предварительно выбран защитный выключатель двигателя PKZM0-25 фирмы EATON. Проверка электромагнитного триггера:</text:span></text:p>
      <text:p text:style-name="P5"><text:span text:style-name="T28">-----------------------------------------------------------------------------------------------------------------------------------------------</text:span></text:p>
      <text:p text:style-name="P34"><text:span text:style-name="T8">Warunek został spełniony.</text:span></text:p>
      <text:p text:style-name="P31"><text:span text:style-name="T28">Prąd nastawiony na wyzwalaczu termobimetalowym powinien spełniać warunek:</text:span></text:p>
      <text:p text:style-name="P23"><text:span text:style-name="T5">Условие выполнено.</text:span></text:p>
      <text:p text:style-name="P31"><text:span text:style-name="T25">Ток, установленный на термобиметаллическом триггере, должен соответствовать условиям:</text:span></text:p>
      <text:p text:style-name="P5"><text:span text:style-name="T29">-----------------------------------------------------------------------------------------------------------------------------------------------</text:span></text:p>
      <text:p text:style-name="P34"><text:span text:style-name="T8">Zakres nastawy zabezpieczenia przeciążeniowego jest od 20-25, prąd I</text:span><text:span text:style-name="T32">nM</text:span><text:span text:style-name="T8">=21,8A.</text:span></text:p>
      <text:p text:style-name="P34"><text:span text:style-name="T8">Warunek został spełniony.</text:span></text:p>
      <text:p text:style-name="P27"><text:span text:style-name="T29">Obciążalność prądowa długotrwała</text:span></text:p>
      <text:p text:style-name="P34"><text:span text:style-name="T5">Диапазон настройки защиты от перегрузки составляет от 20-25, ток </text:span><text:span text:style-name="T8">I</text:span><text:span text:style-name="T32">nM</text:span><text:span text:style-name="T5">=21,8</text:span><text:span text:style-name="T8">A</text:span><text:span text:style-name="T5">.</text:span></text:p>
      <text:p text:style-name="P29"><text:span text:style-name="T5">Условие выполнено.</text:span></text:p>
      <text:p text:style-name="P27"><text:span text:style-name="T25">Долгосрочная пропускная способность по току:</text:span></text:p>
      <text:p text:style-name="P5"><text:soft-page-break/><text:span text:style-name="T29">-----------------------------------------------------------------------------------------------------------------------------------------------</text:span></text:p>
      <text:p text:style-name="P17"><text:span text:style-name="T8">Współczynnik poprawkowy k</text:span><text:span text:style-name="T32">g </text:span><text:span text:style-name="T8">dla kabli stanowiących więcej, niż jeden obwód i prowadzonych w korytkach kablowych siatkowych (sposób podstawowy E) wynosi k</text:span><text:span text:style-name="T32">g</text:span><text:span text:style-name="T8">=0,75 (2 korytka obok siebie, 9 kabli we wspólnej wiązce).</text:span></text:p>
      <text:p text:style-name="P17"><text:span text:style-name="T8">Współczynnik poprawkowy temperaturowy k</text:span><text:span text:style-name="T32">t</text:span><text:span text:style-name="T8"> dla obliczeniowej temperatury otoczenia równej 40°C (dla kabli ułożonych w powietrzu), wynosi k</text:span><text:span text:style-name="T32">t</text:span><text:span text:style-name="T8">=0,87.</text:span></text:p>
      <text:p text:style-name="P17"><text:span text:style-name="T8">Na podstawie PN-IEC 60364-5-523 warunki długotrwałej obciążalności oraz przeciążalności prądowej przy dobranym zabezpieczeniu, spełni kabel z żyłami </text:span><text:span text:style-name="T9">miedzianymi</text:span><text:span text:style-name="T8"> o przekroju </text:span><text:span text:style-name="T9">S=16mm</text:span><text:span text:style-name="T17">2</text:span><text:span text:style-name="T8"> (Iz=80).</text:span></text:p>
      <text:p text:style-name="P23"><text:span text:style-name="T8">Na podstawie danych znamionowych silnika oraz charakteru jego pracy, został dobrany softstart: DS7-340SX100N0-N.</text:span></text:p>
      <text:p text:style-name="P27"><text:span text:style-name="T29">Wytrzymałość mechaniczna:</text:span></text:p>
      <text:p text:style-name="P34"><text:span text:style-name="T5">Поправочный коэффициент </text:span><text:span text:style-name="T8">k</text:span><text:span text:style-name="T32">g</text:span><text:span text:style-name="T5"> для кабелей, состоящих более чем из одного контура и проведенных в сетчатых кабельных лотках (базовый метод </text:span><text:span text:style-name="T8">E</text:span><text:span text:style-name="T5">), составляет </text:span><text:span text:style-name="T12">k</text:span><text:span text:style-name="T33">g</text:span><text:span text:style-name="T5"> = 0,75 (2 лотка рядом друг с другом, 9 кабелей в общей связке).</text:span></text:p>
      <text:p text:style-name="P34"><text:span text:style-name="T5">Температурный поправочный коэффициент </text:span><text:span text:style-name="T8">k</text:span><text:span text:style-name="T32">t</text:span><text:span text:style-name="T5"> для расчетной температуры окружающей среды 40°</text:span><text:span text:style-name="T8">C</text:span><text:span text:style-name="T5"> (для кабелей, проложенных в воздухе) составляет </text:span><text:span text:style-name="T8">k</text:span><text:span text:style-name="T32">t</text:span><text:span text:style-name="T5">=0,87.</text:span></text:p>
      <text:p text:style-name="P17"><text:span text:style-name="T5">На основе </text:span><text:span text:style-name="T8">PN</text:span><text:span text:style-name="T5">-</text:span><text:span text:style-name="T8">IEC</text:span><text:span text:style-name="T5"> 60364-5-523 условия длительной нагрузки и перегрузки по току с выбранной защитой будут выполняться кабелем с медными проводниками сечением </text:span><text:span text:style-name="T8">S</text:span><text:span text:style-name="T5">=</text:span><text:span text:style-name="T7">16мм</text:span><text:span text:style-name="T18">2</text:span><text:span text:style-name="T7"> </text:span><text:span text:style-name="T5">(</text:span><text:span text:style-name="T8">Iz</text:span><text:span text:style-name="T5">=80).</text:span></text:p>
      <text:p text:style-name="P23"><text:span text:style-name="T5">В зависимости от номинальных характеристик двигателя и характера работы двигателя выбирается <text:s/>частотник: </text:span><text:span text:style-name="T8">DS</text:span><text:span text:style-name="T5">7-340</text:span><text:span text:style-name="T8">SX</text:span><text:span text:style-name="T5">100</text:span><text:span text:style-name="T8">N</text:span><text:span text:style-name="T5">0-</text:span><text:span text:style-name="T8">N</text:span><text:span text:style-name="T5">.</text:span></text:p>
      <text:p text:style-name="P27"><text:span text:style-name="T25">Механическая прочность:</text:span></text:p>
      <text:p text:style-name="P5"><text:span text:style-name="T29">-----------------------------------------------------------------------------------------------------------------------------------------------</text:span></text:p>
      <text:p text:style-name="P39"><text:span text:style-name="T10"/></text:p>
      <text:p text:style-name="P23"><text:span text:style-name="T8">Warunek został spełniony</text:span></text:p>
      <text:p text:style-name="P23"><text:span text:style-name="T5">Dopuszczalny sadek napięcia:</text:span></text:p>
      <text:p text:style-name="P23"><text:span text:style-name="T5"/></text:p>
      <text:p text:style-name="P23"><text:span text:style-name="T5">Условие выполнено</text:span></text:p>
      <text:p text:style-name="P27"><text:span text:style-name="T25">Допустимый перепад напряжения:</text:span></text:p>
      <text:p text:style-name="P5"><text:span text:style-name="T29">-----------------------------------------------------------------------------------------------------------------------------------------------</text:span></text:p>
      <text:p text:style-name="P23"><text:span text:style-name="T8">Warunek został spełniony</text:span></text:p>
      <text:p text:style-name="P22"/>
      <text:p text:style-name="P27"><text:span text:style-name="T29">Dopuszczalny spadek napięcia podczas rozruchu silnika:</text:span></text:p>
      <text:p text:style-name="P23"><text:span text:style-name="T5">Условие выполнено</text:span></text:p>
      <text:p text:style-name="P27"><text:span text:style-name="T25">Допустимое падение напряжения при вводе в эксплуатацию двигателя:</text:span></text:p>
      <text:p text:style-name="P5"><text:span text:style-name="T29">-----------------------------------------------------------------------------------------------------------------------------------------------</text:span></text:p>
      <text:p text:style-name="P27"><text:soft-page-break/><text:span text:style-name="T25">Cieplna wytrzymałość na przeciążenia:</text:span></text:p>
      <text:p text:style-name="P27"><text:span text:style-name="T25">Термическая</text:span><text:span text:style-name="T29"> </text:span><text:span text:style-name="T25">устойчивость</text:span><text:span text:style-name="T29"> </text:span><text:span text:style-name="T25">к</text:span><text:span text:style-name="T29"> </text:span><text:span text:style-name="T25">перегрузкам</text:span><text:span text:style-name="T29">:</text:span></text:p>
      <text:p text:style-name="P5"><text:span text:style-name="T29">-----------------------------------------------------------------------------------------------------------------------------------------------</text:span></text:p>
      <text:p text:style-name="P23"><text:span text:style-name="T8">Warunek został spełniony</text:span></text:p>
      <text:p text:style-name="P22"/>
      <text:p text:style-name="P23"><text:span text:style-name="T8">Cieplna wytrzymałość zwarciowa:</text:span></text:p>
      <text:p text:style-name="P5"><text:span text:style-name="T29">Impedancja zastępcza pętli zwarcia:</text:span></text:p>
      <text:p text:style-name="P23"><text:span text:style-name="T5">Условие выполнено.</text:span></text:p>
      <text:p text:style-name="P20"/>
      <text:p text:style-name="P23"><text:span text:style-name="T5">Термическая прочность при коротком замыкании:</text:span></text:p>
      <text:p text:style-name="P27"><text:span text:style-name="T25">Импеданс эквивалентный короткому замыканию:</text:span></text:p>
      <text:p text:style-name="P6"><text:span text:style-name="T29">-----------------------------------------------------------------------------------------------------------------------------------------------</text:span></text:p>
      <text:p text:style-name="P32"><text:span text:style-name="T29">Ponieważ dopuszczalny czas trwania zwarcia jest mniejszy niż 0,1s, spełniony powinien zostać poniższy warunek: </text:span></text:p>
      <text:p text:style-name="P33"><text:span text:style-name="T37">Поскольку допустимая длительность короткого замыкания составляет менее 0,1 с, необходимо выполнить следующее условие:</text:span></text:p>
      <text:p text:style-name="P7"><text:span text:style-name="T29">-----------------------------------------------------------------------------------------------------------------------------------------------</text:span></text:p>
      <text:p text:style-name="P24"><text:span text:style-name="T8">Warunek został spełniony</text:span></text:p>
      <text:p text:style-name="P24"><text:span text:style-name="T8">Z katalogu kabli i przewodów firmy TF Kable wybrano zgodnie z doborem przykładowy kabel typu YKY-żo 4x16mm</text:span><text:span text:style-name="T20">2 </text:span><text:span text:style-name="T8">450/750V.</text:span></text:p>
      <text:p text:style-name="P33"><text:span text:style-name="T37">Skuteczność dodatkowej ochrony przeciwporażeniowej</text:span></text:p>
      <text:p text:style-name="P24"><text:span text:style-name="T5">Условие выполнено.</text:span></text:p>
      <text:p text:style-name="P24"><text:span text:style-name="T5">В соответствии с выбранным типом кабеля из каталога кабелей </text:span><text:span text:style-name="T8">TF</text:span><text:span text:style-name="T5"> </text:span><text:span text:style-name="T8">Cable</text:span><text:span text:style-name="T5"> был выбран образец кабеля следующего типа: </text:span><text:span text:style-name="T8">YKY</text:span><text:span text:style-name="T5">-ż</text:span><text:span text:style-name="T8">o</text:span><text:span text:style-name="T5"> 4</text:span><text:span text:style-name="T8">x</text:span><text:span text:style-name="T5">16мм</text:span><text:span text:style-name="T19">2 </text:span><text:span text:style-name="T5">450/750</text:span><text:span text:style-name="T8">V</text:span><text:span text:style-name="T5">.</text:span></text:p>
      <text:p text:style-name="P33"><text:span text:style-name="T37">Эффективность дополнительной защиты от поражения электрическим током</text:span></text:p>
      <text:p text:style-name="P7"><text:span text:style-name="T29">-----------------------------------------------------------------------------------------------------------------------------------------------</text:span></text:p>
      <text:p text:style-name="P33"><text:span text:style-name="T37">Dopuszczalny czas samoczynnego wyłączenia zasilania w rozpatrywanym obwodzie nie powinien być dłuższy niż 5s. Z katalogu producenta wyłącznika silnikowego prąd powodujący zadziałanie wyłącznika wynosi I</text:span><text:span text:style-name="T36">a</text:span><text:span text:style-name="T37">=200A.</text:span></text:p>
      <text:p text:style-name="P33"><text:span text:style-name="T37">Допустимое время автоматического отключения электропитания в рассматриваемой контуре не должно превышать 5 секунд. Из каталога производителя моторизованного выключателя ток, вызывающий срабатывание выключателя, приведен ниже: I</text:span><text:span text:style-name="T36">a</text:span><text:span text:style-name="T37">=200A.</text:span></text:p>
      <text:p text:style-name="P7"><text:span text:style-name="T29">-----------------------------------------------------------------------------------------------------------------------------------------------</text:span></text:p>
      <text:p text:style-name="P28"><text:soft-page-break/><text:span text:style-name="T29">Warunek został spełniony</text:span></text:p>
      <text:p text:style-name="P40"><text:span text:style-name="T25">Условие выполнено.</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1.2$Windows_X86_64 LibreOffice_project/4d224e95b98b138af42a64d84056446d09082932</meta:generator>
    <dc:date>2020-11-10T17:24:46.964000000</dc:date>
    <meta:editing-duration>PT2M3S</meta:editing-duration>
    <meta:editing-cycles>1</meta:editing-cycles>
    <meta:document-statistic meta:table-count="0" meta:image-count="0" meta:object-count="0" meta:page-count="12" meta:paragraph-count="232" meta:word-count="2589" meta:character-count="26679" meta:non-whitespace-character-count="24282"/>
  </office:meta>
</office:document-meta>
</file>